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  <style:style style:name="ce11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2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4" office:value-type="currency" office:currency="JPY" office:value="46331">
            <text:p>￥46,331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集金</text:p>
          </table:table-cell>
          <table:table-cell table:style-name="ce5" office:value-type="currency" office:currency="JPY" office:value="8500">
            <text:p>￥8,500</text:p>
          </table:table-cell>
          <table:table-cell table:style-name="ce6" office:value-type="string">
            <text:p>備考:1月分支払済み✕1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予算(予定)</text:p>
          </table:table-cell>
          <table:table-cell table:style-name="ce6" table:formula="of:=[.B2]+[.B3]" office:value-type="float" office:value="54831">
            <text:p>￥54,831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1" office:value-type="currency" office:currency="JPY" office:value="10000">
            <text:p>￥10,00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date" office:date-value="2013-12-09">
            <text:p>12月9日</text:p>
          </table:table-cell>
          <table:table-cell table:style-name="ce2" office:value-type="string">
            <text:p>おーいお茶、カフェオレ、モカブレンド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126">
            <text:p>￥1,126</text:p>
          </table:table-cell>
          <table:table-cell table:style-name="ce4" table:formula="of:=[.B4]+[.D7]-[.E7]" office:value-type="currency" office:currency="JPY" office:value="53705">
            <text:p>￥53,705</text:p>
          </table:table-cell>
          <table:table-cell/>
          <table:table-cell table:style-name="ce12" office:value-type="currency" office:currency="JPY" office:value="5000">
            <text:p>￥5,00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date" office:date-value="2013-12-12">
            <text:p>12月12日</text:p>
          </table:table-cell>
          <table:table-cell table:style-name="ce2" office:value-type="string">
            <text:p>おーいお茶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580">
            <text:p>￥580</text:p>
          </table:table-cell>
          <table:table-cell table:style-name="ce4" table:formula="of:=[.F7]-[.E8]+[.D8]" office:value-type="currency" office:currency="JPY" office:value="53125">
            <text:p>￥53,125</text:p>
          </table:table-cell>
          <table:table-cell/>
          <table:table-cell table:style-name="ce12" office:value-type="currency" office:currency="JPY" office:value="1000">
            <text:p>￥1,000</text:p>
          </table:table-cell>
          <table:table-cell table:style-name="ce6" office:value-type="float" office:value="18">
            <text:p>18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date" office:date-value="2013-12-16">
            <text:p>12月16日</text:p>
          </table:table-cell>
          <table:table-cell table:style-name="ce3" office:value-type="string">
            <text:p>ココアオレ、抹茶オレ×2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994">
            <text:p>￥994</text:p>
          </table:table-cell>
          <table:table-cell table:style-name="ce4" table:formula="of:=[.F8]-[.E9]+[.D9]" office:value-type="currency" office:currency="JPY" office:value="52131">
            <text:p>￥52,131</text:p>
          </table:table-cell>
          <table:table-cell/>
          <table:table-cell table:style-name="ce12" office:value-type="currency" office:currency="JPY" office:value="500">
            <text:p>￥500</text:p>
          </table:table-cell>
          <table:table-cell table:style-name="ce6" office:value-type="float" office:value="16">
            <text:p>16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date" office:date-value="2013-12-17">
            <text:p>12月17日</text:p>
          </table:table-cell>
          <table:table-cell table:style-name="ce2" office:value-type="string">
            <text:p>忘年会:480×19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9120">
            <text:p>￥9,120</text:p>
          </table:table-cell>
          <table:table-cell table:style-name="ce4" table:formula="of:=[.F9]-[.E10]+[.D10]" office:value-type="currency" office:currency="JPY" office:value="43011">
            <text:p>￥43,011</text:p>
          </table:table-cell>
          <table:table-cell/>
          <table:table-cell table:style-name="ce12" office:value-type="currency" office:currency="JPY" office:value="100">
            <text:p>￥100</text:p>
          </table:table-cell>
          <table:table-cell table:style-name="ce6" office:value-type="float" office:value="7">
            <text:p>7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date" office:date-value="2013-12-18">
            <text:p>12月18日</text:p>
          </table:table-cell>
          <table:table-cell table:style-name="ce2" office:value-type="string">
            <text:p>飲み物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630">
            <text:p>￥630</text:p>
          </table:table-cell>
          <table:table-cell table:style-name="ce4" table:formula="of:=[.F10]-[.E11]+[.D11]" office:value-type="currency" office:currency="JPY" office:value="42381">
            <text:p>￥42,381</text:p>
          </table:table-cell>
          <table:table-cell/>
          <table:table-cell table:style-name="ce12" office:value-type="currency" office:currency="JPY" office:value="50">
            <text:p>￥5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date" office:date-value="2013-12-18">
            <text:p>12月18日</text:p>
          </table:table-cell>
          <table:table-cell table:style-name="ce2" office:value-type="string">
            <text:p>食べ物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945">
            <text:p>￥945</text:p>
          </table:table-cell>
          <table:table-cell table:style-name="ce4" table:formula="of:=[.F11]-[.E12]+[.D12]" office:value-type="currency" office:currency="JPY" office:value="41436">
            <text:p>￥41,436</text:p>
          </table:table-cell>
          <table:table-cell/>
          <table:table-cell table:style-name="ce12" office:value-type="currency" office:currency="JPY" office:value="10">
            <text:p>￥10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date" office:date-value="2013-12-18">
            <text:p>12月18日</text:p>
          </table:table-cell>
          <table:table-cell table:style-name="ce2" office:value-type="string">
            <text:p>飲み物（自販機）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800">
            <text:p>￥800</text:p>
          </table:table-cell>
          <table:table-cell table:style-name="ce4" table:formula="of:=[.F12]-[.E13]+[.D13]" office:value-type="currency" office:currency="JPY" office:value="40636">
            <text:p>￥40,636</text:p>
          </table:table-cell>
          <table:table-cell/>
          <table:table-cell table:style-name="ce12" office:value-type="currency" office:currency="JPY" office:value="5">
            <text:p>￥5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date" office:date-value="2013-12-18">
            <text:p>12月18日</text:p>
          </table:table-cell>
          <table:table-cell table:style-name="ce2" office:value-type="string">
            <text:p>忘年会余り</text:p>
          </table:table-cell>
          <table:table-cell table:style-name="ce5" office:value-type="currency" office:currency="JPY" office:value="2240">
            <text:p>￥2,240</text:p>
          </table:table-cell>
          <table:table-cell table:style-name="ce5" office:value-type="currency" office:currency="JPY" office:value="0">
            <text:p>￥0</text:p>
          </table:table-cell>
          <table:table-cell table:style-name="ce4" table:formula="of:=[.F13]-[.E14]+[.D14]" office:value-type="currency" office:currency="JPY" office:value="42876">
            <text:p>￥42,876</text:p>
          </table:table-cell>
          <table:table-cell/>
          <table:table-cell table:style-name="ce12" office:value-type="currency" office:currency="JPY" office:value="1">
            <text:p>￥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date" office:date-value="2013-12-20">
            <text:p>12月20日</text:p>
          </table:table-cell>
          <table:table-cell table:style-name="ce2" office:value-type="string">
            <text:p>紅茶オレ、ティッシュ×2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041">
            <text:p>￥1,041</text:p>
          </table:table-cell>
          <table:table-cell table:style-name="ce4" table:formula="of:=[.F14]-[.E15]+[.D15]" office:value-type="currency" office:currency="JPY" office:value="41835">
            <text:p>￥41,835</text:p>
          </table:table-cell>
          <table:table-cell/>
          <table:table-cell table:style-name="ce13" office:value-type="string">
            <text:p>合計金額</text:p>
          </table:table-cell>
          <table:table-cell table:style-name="ce6" table:formula="of:=[.H6]*[.I6]+[.H7]*[.I7]+[.H8]*[.I8]+[.H9]*[.I9]+[.H10]*[.I10]+[.H11]*[.I11]+[.H12]*[.I12]+[.H13]*[.I13]+[.H14]*[.I14]" office:value-type="currency" office:currency="JPY" office:value="41835">
            <text:p>￥41,835</text:p>
          </table:table-cell>
        </table:table-row>
        <table:table-row table:style-name="ro2" table:number-rows-repeated="3">
          <table:table-cell table:style-name="ce3" table:number-columns-repeated="3"/>
          <table:table-cell table:style-name="ce8" table:number-columns-repeated="2"/>
          <table:table-cell table:style-name="ce10"/>
          <table:table-cell table:number-columns-repeated="3"/>
        </table:table-row>
        <table:table-row table:style-name="ro2" table:number-rows-repeated="7">
          <table:table-cell table:style-name="ce3"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00/00/00</text:date>, <text:time style:data-style-name="N2" text:time-value="0000-00-00T12:59:0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1-06T13:17:52</dc:date>
    <dc:creator>suganuma </dc:creator>
    <meta:editing-duration>PT4H56M25S</meta:editing-duration>
    <meta:editing-cycles>103</meta:editing-cycles>
    <meta:generator>LibreOffice/4.0.2.2$Linux_X86_64 LibreOffice_project/400m0$Build-2</meta:generator>
    <meta:document-statistic meta:table-count="3" meta:cell-count="89" meta:object-count="0"/>
  </office:meta>
</office:document-meta>
</file>